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.693cm" svg:height="2.693cm" draw:transform="rotate (-0.785398163397448) translate (9.155cm 4.75cm)" svg:viewBox="0 0 2694 2694" draw:points="0,0 2694,0 2694,2694 0,2694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0T13:10:04.237000000</meta:creation-date>
    <meta:generator>LibreOffice/7.2.4.1$Windows_X86_64 LibreOffice_project/27d75539669ac387bb498e35313b970b7fe9c4f9</meta:generator>
    <dc:date>2022-02-20T13:40:04.305000000</dc:date>
    <meta:editing-duration>PT8M17S</meta:editing-duration>
    <meta:editing-cycles>1</meta:editing-cycles>
    <meta:document-statistic meta:object-count="1"/>
  </office:meta>
</office:document-meta>
</file>